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vertical-align="top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3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top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fo:font-weight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0pt" style:font-size-asian="10pt" style:font-size-complex="10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fo:font-weight="bold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5.908cm" svg:height="25.781cm" svg:x="3.54cm" svg:y="10.271cm">
          <text:p text:style-name="P1"><text:span text:style-name="T1">loop()</text:span></text:p>
        </draw:rect>
        <draw:circle draw:style-name="gr2" draw:text-style-name="P3" xml:id="id1" draw:id="id1" draw:layer="layout" svg:width="1.27cm" svg:height="1.27cm" svg:x="9.255cm" svg:y="3.159cm">
          <text:p/>
        </draw:circle>
        <draw:rect draw:style-name="gr1" draw:text-style-name="P2" draw:layer="layout" svg:width="10.422cm" svg:height="4.329cm" svg:x="4.675cm" svg:y="5.18cm">
          <text:p text:style-name="P1"><text:span text:style-name="T1">setup()</text:span></text:p>
        </draw:rect>
        <draw:custom-shape draw:style-name="gr3" draw:text-style-name="P3" xml:id="id2" draw:id="id2" draw:layer="layout" svg:width="6.331cm" svg:height="0.508cm" svg:x="6.707cm" svg:y="5.95cm">
          <text:p text:style-name="P4"><text:span text:style-name="T2">Serial.beg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s" svg:x1="9.89cm" svg:y1="4.429cm" svg:x2="9.873cm" svg:y2="5.95cm" draw:start-shape="id1" draw:start-glue-point="2" draw:end-shape="id2" draw:end-glue-point="4" svg:d="M9890 4429v501l-17 519v501">
          <text:p/>
        </draw:connector>
        <draw:custom-shape draw:style-name="gr3" draw:text-style-name="P3" xml:id="id3" draw:id="id3" draw:layer="layout" svg:width="6.331cm" svg:height="0.508cm" svg:x="6.715cm" svg:y="7.223cm">
          <text:p text:style-name="P4"><text:span text:style-name="T2">R::ini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4" draw:id="id4" draw:layer="layout" svg:width="6.331cm" svg:height="0.508cm" svg:x="6.715cm" svg:y="8.493cm">
          <text:p text:style-name="P4"><text:span text:style-name="T2">&lt;do some initial sensor reads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s" svg:x1="9.873cm" svg:y1="6.458cm" svg:x2="9.881cm" svg:y2="7.223cm" draw:start-shape="id2" draw:start-glue-point="6" draw:end-shape="id3" draw:end-glue-point="4" svg:d="M9873 6458v502l8-238v501">
          <text:p/>
        </draw:connector>
        <draw:connector draw:style-name="gr4" draw:text-style-name="P4" draw:layer="layout" draw:type="lines" svg:x1="9.881cm" svg:y1="7.731cm" svg:x2="9.881cm" svg:y2="8.493cm" draw:start-shape="id3" draw:start-glue-point="6" draw:end-shape="id4" draw:end-glue-point="4" svg:d="M9881 7731v502-241 501">
          <text:p/>
        </draw:connector>
        <draw:frame draw:style-name="gr5" draw:text-style-name="P5" draw:layer="layout" svg:width="5.231cm" svg:height="0.645cm" svg:x="9.89cm" svg:y="7.831cm">
          <draw:text-box>
            <text:p><text:span text:style-name="T3">Note: MODE set to STANDBY</text:span></text:p>
          </draw:text-box>
        </draw:frame>
        <draw:custom-shape draw:style-name="gr3" draw:text-style-name="P4" xml:id="id6" draw:id="id6" draw:layer="layout" svg:width="2.032cm" svg:height="1.778cm" svg:x="8.901cm" svg:y="12.303cm">
          <text:p text:style-name="P4"><text:span text:style-name="T3">MOD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draw:type="lines" svg:x1="9.881cm" svg:y1="9.001cm" svg:x2="9.917cm" svg:y2="10.925cm" draw:start-shape="id4" draw:start-glue-point="6" draw:end-shape="id5" draw:end-glue-point="4" svg:d="M9881 9001v502l36 921v501">
          <text:p/>
        </draw:connector>
        <draw:custom-shape draw:style-name="gr3" draw:text-style-name="P6" xml:id="id8" draw:id="id8" draw:layer="layout" svg:width="3.302cm" svg:height="0.508cm" svg:x="11.922cm" svg:y="17.402cm">
          <text:p text:style-name="P4"><text:span text:style-name="T3">R::readAllSensors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6" xml:id="id7" draw:id="id7" draw:layer="layout" svg:width="4.445cm" svg:height="2.54cm" svg:x="7.704cm" svg:y="15.097cm">
          <text:p text:style-name="P4"><text:span text:style-name="T3">Time since last </text:span></text:p>
          <text:p text:style-name="P4"><text:span text:style-name="T3">BLE TDS update </text:span></text:p>
          <text:p text:style-name="P4"><text:span text:style-name="T3">&gt; threshol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xml:id="id9" draw:id="id9" draw:layer="layout" svg:width="3.302cm" svg:height="0.508cm" svg:x="11.922cm" svg:y="18.691cm">
          <text:p text:style-name="P4"><text:span text:style-name="T3">R::updateBLETD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11" draw:id="id11" draw:layer="layout" svg:width="4.445cm" svg:height="2.54cm" svg:x="7.731cm" svg:y="29.39cm">
          <text:p text:style-name="P4"><text:span text:style-name="T3">Time since last </text:span></text:p>
          <text:p text:style-name="P4"><text:span text:style-name="T3">BLE Battery Svc update </text:span></text:p>
          <text:p text:style-name="P4"><text:span text:style-name="T3">&gt; threshol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xml:id="id12" draw:id="id12" draw:layer="layout" svg:width="5.588cm" svg:height="0.889cm" svg:x="11.922cm" svg:y="31.288cm">
          <text:p text:style-name="P4"><text:span text:style-name="T3">R::readBattery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9.917cm" svg:y1="14.081cm" svg:x2="9.927cm" svg:y2="15.097cm" draw:start-shape="id6" draw:start-glue-point="6" draw:end-shape="id7" draw:end-glue-point="4" svg:d="M9917 14081v509h10v507">
          <text:p text:style-name="P1"><text:span text:style-name="T3"><text:s text:c="20"/></text:span><text:span text:style-name="T3">STANDBY</text:span></text:p>
        </draw:connector>
        <draw:connector draw:style-name="gr4" draw:text-style-name="P4" draw:layer="layout" svg:x1="13.573cm" svg:y1="17.91cm" svg:x2="13.573cm" svg:y2="18.691cm" draw:start-shape="id8" draw:start-glue-point="6" draw:end-shape="id9" draw:end-glue-point="4" svg:d="M13573 17910v781">
          <text:p/>
        </draw:connector>
        <draw:connector draw:style-name="gr4" draw:text-style-name="P4" draw:layer="layout" svg:x1="13.573cm" svg:y1="19.199cm" svg:x2="9.963cm" svg:y2="27.985cm" draw:start-shape="id9" draw:start-glue-point="6" draw:end-shape="id10" draw:end-glue-point="4" svg:d="M13573 19199v4394h-3610v4392">
          <text:p/>
        </draw:connector>
        <draw:connector draw:style-name="gr6" draw:text-style-name="P6" draw:layer="layout" svg:x1="12.176cm" svg:y1="30.66cm" svg:x2="14.716cm" svg:y2="31.288cm" draw:start-shape="id11" draw:start-glue-point="7" draw:end-shape="id12" draw:end-glue-point="4" svg:d="M12176 30660h2540v628">
          <text:p text:style-name="P4"><text:span text:style-name="T3">yes</text:span></text:p>
        </draw:connector>
        <draw:connector draw:style-name="gr4" draw:text-style-name="P4" draw:layer="layout" draw:line-skew="-0.117cm" svg:x1="14.716cm" svg:y1="33.747cm" svg:x2="9.963cm" svg:y2="34.782cm" draw:start-shape="id13" draw:start-glue-point="6" draw:end-shape="id14" draw:end-glue-point="4" svg:d="M14716 33747v400h-4753v635">
          <text:p/>
        </draw:connector>
        <draw:rect draw:style-name="gr1" draw:text-style-name="P2" draw:layer="layout" svg:width="26.924cm" svg:height="32.385cm" svg:x="4.302cm" svg:y="37.195cm">
          <text:p text:style-name="P1"><text:span text:style-name="T1">BLE Callbacks</text:span></text:p>
          <text:p text:style-name="P1"><text:span text:style-name="T1">(abstraction)</text:span></text:p>
        </draw:rect>
        <draw:connector draw:style-name="gr4" draw:text-style-name="P4" draw:layer="layout" svg:x1="9.963cm" svg:y1="28.747cm" svg:x2="9.954cm" svg:y2="29.39cm" draw:start-shape="id10" draw:start-glue-point="8" draw:end-shape="id11" draw:end-glue-point="4" svg:d="M9963 28747v322h-9v321">
          <text:p/>
        </draw:connector>
        <draw:connector draw:style-name="gr7" draw:text-style-name="P4" draw:layer="layout" svg:x1="12.149cm" svg:y1="16.367cm" svg:x2="13.573cm" svg:y2="17.402cm" draw:start-shape="id7" draw:start-glue-point="7" draw:end-shape="id8" draw:end-glue-point="4" svg:d="M12149 16367h1424v1035">
          <text:p text:style-name="P4"><text:span text:style-name="T3">yes</text:span></text:p>
        </draw:connector>
        <draw:connector draw:style-name="gr6" draw:text-style-name="P1" draw:layer="layout" svg:x1="9.927cm" svg:y1="17.637cm" svg:x2="9.963cm" svg:y2="27.985cm" draw:start-shape="id7" draw:start-glue-point="6" draw:end-shape="id10" draw:end-glue-point="4" svg:d="M9927 17637v5175h36v5173">
          <text:p text:style-name="P1"><text:span text:style-name="T3"><text:s text:c="6"/></text:span><text:span text:style-name="T3">no</text:span></text:p>
        </draw:connector>
        <draw:custom-shape draw:style-name="gr8" draw:text-style-name="P4" xml:id="id10" draw:id="id10" draw:layer="layout" svg:width="0.762cm" svg:height="0.762cm" svg:x="9.582cm" svg:y="27.98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8" draw:layer="layout" draw:line-skew="-2.066cm" svg:x1="8.901cm" svg:y1="13.192cm" svg:x2="9.582cm" svg:y2="28.366cm" draw:start-shape="id6" draw:start-glue-point="5" draw:end-shape="id10" draw:end-glue-point="6" svg:d="M8901 13192h-2567v15174h3248">
          <text:p text:style-name="P7"><text:span text:style-name="T3">READ <text:s text:c="45"/></text:span></text:p>
        </draw:connector>
        <draw:custom-shape draw:style-name="gr3" draw:text-style-name="P6" xml:id="id15" draw:id="id15" draw:layer="layout" svg:width="4.445cm" svg:height="2.54cm" svg:x="16.113cm" svg:y="14.843cm">
          <text:p text:style-name="P4"><text:span text:style-name="T3">Time since last </text:span></text:p>
          <text:p text:style-name="P4"><text:span text:style-name="T3">sensor read</text:span></text:p>
          <text:p text:style-name="P4"><text:span text:style-name="T3">&gt; threshol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xml:id="id16" draw:id="id16" draw:layer="layout" svg:width="3.302cm" svg:height="0.508cm" svg:x="21.32cm" svg:y="17.002cm">
          <text:p text:style-name="P4"><text:span text:style-name="T3">R::readAllSensors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6" xml:id="id17" draw:id="id17" draw:layer="layout" svg:width="3.302cm" svg:height="0.508cm" svg:x="21.32cm" svg:y="18.145cm">
          <text:p text:style-name="P4"><text:span text:style-name="T3">R::writeDataRecord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20.558cm" svg:y1="16.113cm" svg:x2="22.971cm" svg:y2="17.002cm" draw:start-shape="id15" draw:start-glue-point="7" draw:end-shape="id16" draw:end-glue-point="4" svg:d="M20558 16113h2413v889">
          <text:p text:style-name="P4"><text:span text:style-name="T3">yes</text:span></text:p>
        </draw:connector>
        <draw:connector draw:style-name="gr4" draw:text-style-name="P4" draw:layer="layout" svg:x1="22.971cm" svg:y1="17.51cm" svg:x2="22.971cm" svg:y2="18.145cm" draw:start-shape="id16" draw:start-glue-point="6" draw:end-shape="id17" draw:end-glue-point="4" svg:d="M22971 17510v635">
          <text:p/>
        </draw:connector>
        <draw:custom-shape draw:style-name="gr3" draw:text-style-name="P6" xml:id="id18" draw:id="id18" draw:layer="layout" svg:width="4.445cm" svg:height="2.54cm" svg:x="16.113cm" svg:y="19.542cm">
          <text:p text:style-name="P4"><text:span text:style-name="T3">Time since last </text:span><text:span text:style-name="T3"><text:line-break/></text:span><text:span text:style-name="T3">write flush</text:span></text:p>
          <text:p text:style-name="P4"><text:span text:style-name="T3">&gt; threshol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xml:id="id19" draw:id="id19" draw:layer="layout" svg:width="3.302cm" svg:height="0.508cm" svg:x="21.32cm" svg:y="21.701cm">
          <text:p text:style-name="P4"><text:span text:style-name="T3">R::writeFlush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20.558cm" svg:y1="20.812cm" svg:x2="22.971cm" svg:y2="21.701cm" draw:start-shape="id18" draw:start-glue-point="7" draw:end-shape="id19" draw:end-glue-point="4" svg:d="M20558 20812h2413v889">
          <text:p text:style-name="P4"><text:span text:style-name="T3">yes</text:span></text:p>
        </draw:connector>
        <draw:custom-shape draw:style-name="gr3" draw:text-style-name="P6" xml:id="id20" draw:id="id20" draw:layer="layout" svg:width="4.445cm" svg:height="2.54cm" svg:x="16.114cm" svg:y="14.844cm">
          <text:p text:style-name="P4"><text:span text:style-name="T3">Time since last </text:span></text:p>
          <text:p text:style-name="P4"><text:span text:style-name="T3">sensor read</text:span></text:p>
          <text:p text:style-name="P4"><text:span text:style-name="T3">&gt; threshol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xml:id="id21" draw:id="id21" draw:layer="layout" svg:width="3.302cm" svg:height="0.508cm" svg:x="21.321cm" svg:y="17.003cm">
          <text:p text:style-name="P4"><text:span text:style-name="T3">R::readAllSensors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6" xml:id="id22" draw:id="id22" draw:layer="layout" svg:width="3.302cm" svg:height="0.508cm" svg:x="21.321cm" svg:y="18.146cm">
          <text:p text:style-name="P4"><text:span text:style-name="T3">R::writeDataRecord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20.559cm" svg:y1="16.114cm" svg:x2="22.972cm" svg:y2="17.003cm" draw:start-shape="id20" draw:start-glue-point="7" draw:end-shape="id21" draw:end-glue-point="4" svg:d="M20559 16114h2413v889">
          <text:p text:style-name="P4"><text:span text:style-name="T3">yes</text:span></text:p>
        </draw:connector>
        <draw:connector draw:style-name="gr4" draw:text-style-name="P4" draw:layer="layout" svg:x1="22.972cm" svg:y1="17.511cm" svg:x2="22.972cm" svg:y2="18.146cm" draw:start-shape="id21" draw:start-glue-point="6" draw:end-shape="id22" draw:end-glue-point="4" svg:d="M22972 17511v635">
          <text:p/>
        </draw:connector>
        <draw:custom-shape draw:style-name="gr3" draw:text-style-name="P6" xml:id="id23" draw:id="id23" draw:layer="layout" svg:width="4.445cm" svg:height="2.54cm" svg:x="16.113cm" svg:y="23.606cm">
          <text:p text:style-name="P4"><text:span text:style-name="T3">Time since last </text:span><text:span text:style-name="T3"><text:line-break/></text:span><text:span text:style-name="T3">BLE TDS update</text:span></text:p>
          <text:p text:style-name="P4"><text:span text:style-name="T3">&gt; threshol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xml:id="id24" draw:id="id24" draw:layer="layout" svg:width="3.302cm" svg:height="0.508cm" svg:x="21.32cm" svg:y="25.765cm">
          <text:p text:style-name="P4"><text:span text:style-name="T3">R::updateBLETDS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20.558cm" svg:y1="24.876cm" svg:x2="22.971cm" svg:y2="25.765cm" draw:start-shape="id23" draw:start-glue-point="7" draw:end-shape="id24" draw:end-glue-point="4" svg:d="M20558 24876h2413v889">
          <text:p text:style-name="P4"><text:span text:style-name="T3">yes</text:span></text:p>
        </draw:connector>
        <draw:connector draw:style-name="gr6" draw:text-style-name="P7" draw:layer="layout" svg:x1="10.933cm" svg:y1="13.192cm" svg:x2="18.337cm" svg:y2="14.844cm" draw:start-shape="id6" draw:start-glue-point="7" draw:end-shape="id20" draw:end-glue-point="4" svg:d="M10933 13192h7404v1652">
          <text:p text:style-name="P7"><text:span text:style-name="T3">RECORD</text:span></text:p>
        </draw:connector>
        <draw:connector draw:style-name="gr6" draw:text-style-name="P9" draw:layer="layout" svg:x1="18.337cm" svg:y1="17.384cm" svg:x2="18.336cm" svg:y2="19.542cm" draw:start-shape="id20" draw:start-glue-point="6" draw:end-shape="id18" draw:end-glue-point="4" svg:d="M18337 17384v1080h-1v1078">
          <text:p text:style-name="P1"><text:span text:style-name="T3"><text:s text:c="7"/></text:span><text:span text:style-name="T3">no</text:span></text:p>
        </draw:connector>
        <draw:connector draw:style-name="gr6" draw:text-style-name="P9" draw:layer="layout" svg:x1="18.336cm" svg:y1="22.082cm" svg:x2="18.336cm" svg:y2="23.606cm" draw:start-shape="id18" draw:start-glue-point="6" draw:end-shape="id23" draw:end-glue-point="4" svg:d="M18336 22082v1524">
          <text:p text:style-name="P1"><text:span text:style-name="T3"><text:s text:c="6"/></text:span><text:span text:style-name="T3">no</text:span></text:p>
        </draw:connector>
        <draw:connector draw:style-name="gr4" draw:text-style-name="P4" draw:layer="layout" draw:line-skew="0.698cm" svg:x1="22.971cm" svg:y1="22.209cm" svg:x2="18.336cm" svg:y2="23.606cm" draw:start-shape="id19" draw:start-glue-point="6" draw:end-shape="id23" draw:end-glue-point="4" svg:d="M22971 22209v1397h-4635">
          <text:p/>
        </draw:connector>
        <draw:connector draw:style-name="gr4" draw:text-style-name="P4" draw:layer="layout" draw:line-skew="0.386cm -2.281cm 1.897cm" svg:x1="22.972cm" svg:y1="18.654cm" svg:x2="18.336cm" svg:y2="19.542cm" draw:start-shape="id22" draw:start-glue-point="6" draw:end-shape="id18" draw:end-glue-point="4" svg:d="M22972 18654v888h-128-4508">
          <text:p/>
        </draw:connector>
        <draw:connector draw:style-name="gr6" draw:text-style-name="P8" draw:layer="layout" svg:x1="18.336cm" svg:y1="26.146cm" svg:x2="10.344cm" svg:y2="28.366cm" draw:start-shape="id23" draw:start-glue-point="6" draw:end-shape="id10" draw:end-glue-point="10" svg:d="M18336 26146v2220h-7992">
          <text:p text:style-name="P7"><text:span text:style-name="T3">no</text:span></text:p>
        </draw:connector>
        <draw:connector draw:style-name="gr4" draw:text-style-name="P4" draw:layer="layout" svg:x1="22.971cm" svg:y1="26.273cm" svg:x2="10.344cm" svg:y2="28.366cm" draw:start-shape="id24" draw:start-glue-point="6" draw:end-shape="id10" draw:end-glue-point="10" svg:d="M22971 26273v2093h-12627">
          <text:p/>
        </draw:connector>
        <draw:custom-shape draw:style-name="gr3" draw:text-style-name="P6" xml:id="id25" draw:id="id25" draw:layer="layout" svg:width="4.445cm" svg:height="2.54cm" svg:x="7.704cm" svg:y="38.719cm">
          <text:p text:style-name="P4"><text:span text:style-name="T3">GO TO MODE </text:span><text:span text:style-name="T3"><text:line-break/></text:span><text:span text:style-name="T3">STANDB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xml:id="id26" draw:id="id26" draw:layer="layout" svg:width="4.445cm" svg:height="2.54cm" svg:x="7.693cm" svg:y="43.861cm">
          <text:p text:style-name="P4"><text:span text:style-name="T3">GO TO MODE </text:span><text:span text:style-name="T3"><text:line-break/></text:span><text:span text:style-name="T3">REA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xml:id="id27" draw:id="id27" draw:layer="layout" svg:width="4.445cm" svg:height="2.54cm" svg:x="7.631cm" svg:y="49.114cm">
          <text:p text:style-name="P4"><text:span text:style-name="T3">GO TO MODE </text:span><text:span text:style-name="T3"><text:line-break/></text:span><text:span text:style-name="T3">RECOR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xml:id="id32" draw:id="id32" draw:layer="layout" svg:width="6.35cm" svg:height="0.762cm" svg:x="15.478cm" svg:y="39.608cm">
          <text:p text:style-name="P6"><text:span text:style-name="T3">R::changeMode(MODE_STANDBY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28" draw:id="id28" draw:layer="layout" svg:width="4.445cm" svg:height="2.54cm" svg:x="7.658cm" svg:y="53.705cm">
          <text:p text:style-name="P4"><text:span text:style-name="T3">OPEN LO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xml:id="id29" draw:id="id29" draw:layer="layout" svg:width="4.445cm" svg:height="2.54cm" svg:x="7.658cm" svg:y="57.642cm">
          <text:p text:style-name="P4"><text:span text:style-name="T3">DELETE LO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xml:id="id30" draw:id="id30" draw:layer="layout" svg:width="4.445cm" svg:height="2.54cm" svg:x="7.658cm" svg:y="61.706cm">
          <text:p text:style-name="P4"><text:span text:style-name="T3">ERASE A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4" xml:id="id14" draw:id="id14" draw:layer="layout" svg:width="0.762cm" svg:height="0.762cm" svg:x="9.582cm" svg:y="34.7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7" draw:layer="layout" svg:x1="9.954cm" svg:y1="31.93cm" svg:x2="9.963cm" svg:y2="34.782cm" draw:start-shape="id11" draw:start-glue-point="6" draw:end-shape="id14" draw:end-glue-point="4" svg:d="M9954 31930v1427h9v1425">
          <text:p text:style-name="P7"><text:span text:style-name="T3">no <text:s text:c="8"/></text:span></text:p>
        </draw:connector>
        <draw:connector draw:style-name="gr4" draw:text-style-name="P4" draw:layer="layout" svg:x1="9.963cm" svg:y1="35.544cm" svg:x2="9.927cm" svg:y2="38.719cm" draw:start-shape="id14" draw:start-glue-point="8" draw:end-shape="id25" draw:end-glue-point="4" svg:d="M9963 35544v1588h-36v1587">
          <text:p/>
        </draw:connector>
        <draw:connector draw:style-name="gr6" draw:text-style-name="P9" draw:layer="layout" svg:x1="9.927cm" svg:y1="41.259cm" svg:x2="9.916cm" svg:y2="43.861cm" draw:start-shape="id25" draw:start-glue-point="6" draw:end-shape="id26" draw:end-glue-point="4" svg:d="M9927 41259v1302h-11v1300">
          <text:p text:style-name="P1"><text:span text:style-name="T3"><text:s text:c="7"/></text:span><text:span text:style-name="T3">no</text:span></text:p>
        </draw:connector>
        <draw:connector draw:style-name="gr6" draw:text-style-name="P9" draw:layer="layout" svg:x1="9.916cm" svg:y1="46.401cm" svg:x2="9.854cm" svg:y2="49.114cm" draw:start-shape="id26" draw:start-glue-point="6" draw:end-shape="id27" draw:end-glue-point="4" svg:d="M9916 46401v1357h-62v1356">
          <text:p text:style-name="P1"><text:span text:style-name="T3"><text:s text:c="7"/></text:span><text:span text:style-name="T3">no</text:span></text:p>
        </draw:connector>
        <draw:connector draw:style-name="gr6" draw:text-style-name="P9" draw:layer="layout" svg:x1="9.854cm" svg:y1="51.654cm" svg:x2="9.881cm" svg:y2="53.705cm" draw:start-shape="id27" draw:start-glue-point="6" draw:end-shape="id28" draw:end-glue-point="4" svg:d="M9854 51654v1026h27v1025">
          <text:p text:style-name="P1"><text:span text:style-name="T3"><text:s text:c="7"/></text:span><text:span text:style-name="T3">no</text:span></text:p>
        </draw:connector>
        <draw:connector draw:style-name="gr6" draw:text-style-name="P9" draw:layer="layout" svg:x1="9.881cm" svg:y1="56.245cm" svg:x2="9.881cm" svg:y2="57.642cm" draw:start-shape="id28" draw:start-glue-point="6" draw:end-shape="id29" draw:end-glue-point="4" svg:d="M9881 56245v1397">
          <text:p text:style-name="P1"><text:span text:style-name="T3"><text:s text:c="8"/></text:span><text:span text:style-name="T3">no</text:span></text:p>
        </draw:connector>
        <draw:connector draw:style-name="gr6" draw:text-style-name="P9" draw:layer="layout" svg:x1="9.881cm" svg:y1="60.182cm" svg:x2="9.881cm" svg:y2="61.706cm" draw:start-shape="id29" draw:start-glue-point="6" draw:end-shape="id30" draw:end-glue-point="4" svg:d="M9881 60182v1524">
          <text:p text:style-name="P1"><text:span text:style-name="T3"><text:s text:c="8"/></text:span><text:span text:style-name="T3">no</text:span></text:p>
        </draw:connector>
        <draw:custom-shape draw:style-name="gr8" draw:text-style-name="P4" xml:id="id31" draw:id="id31" draw:layer="layout" svg:width="1.143cm" svg:height="1.143cm" svg:x="9.336cm" svg:y="66.4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9" draw:layer="layout" svg:x1="9.881cm" svg:y1="64.246cm" svg:x2="9.908cm" svg:y2="66.405cm" draw:start-shape="id30" draw:start-glue-point="6" draw:end-shape="id31" draw:end-glue-point="4" svg:d="M9881 64246v1080h27v1079">
          <text:p text:style-name="P1"><text:span text:style-name="T3"><text:s text:c="8"/></text:span><text:span text:style-name="T3">no</text:span></text:p>
        </draw:connector>
        <draw:custom-shape draw:style-name="gr8" draw:text-style-name="P4" xml:id="id5" draw:id="id5" draw:layer="layout" svg:width="0.762cm" svg:height="0.762cm" svg:x="9.536cm" svg:y="10.92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svg:x1="9.917cm" svg:y1="11.687cm" svg:x2="9.917cm" svg:y2="12.303cm" draw:start-shape="id5" draw:start-glue-point="8" draw:end-shape="id6" draw:end-glue-point="4" svg:d="M9917 11687v616">
          <text:p/>
        </draw:connector>
        <draw:connector draw:style-name="gr4" draw:text-style-name="P4" draw:layer="layout" draw:line-skew="-6.564cm" svg:x1="9.336cm" svg:y1="66.977cm" svg:x2="9.536cm" svg:y2="11.306cm" draw:start-shape="id31" draw:start-glue-point="6" draw:end-shape="id5" draw:end-glue-point="6" svg:d="M9336 66977h-7066v-55671h7266">
          <text:p/>
        </draw:connector>
        <draw:connector draw:style-name="gr6" draw:text-style-name="P6" draw:layer="layout" svg:x1="12.149cm" svg:y1="39.989cm" svg:x2="15.478cm" svg:y2="39.989cm" draw:start-shape="id25" draw:start-glue-point="7" draw:end-shape="id32" draw:end-glue-point="5" svg:d="M12149 39989h3329">
          <text:p text:style-name="P4"><text:span text:style-name="T3">yes</text:span><text:span text:style-name="T3"><text:line-break/></text:span><text:span text:style-name="T3"/></text:p>
        </draw:connector>
        <draw:connector draw:style-name="gr6" draw:text-style-name="P6" draw:layer="layout" svg:x1="12.138cm" svg:y1="45.131cm" svg:x2="15.478cm" svg:y2="45.132cm" draw:start-shape="id26" draw:start-glue-point="7" draw:end-shape="id33" svg:d="M12138 45131h1670v1h1670">
          <text:p text:style-name="P4"><text:span text:style-name="T3">yes</text:span></text:p>
          <text:p text:style-name="P4"><text:span text:style-name="T3"/></text:p>
        </draw:connector>
        <draw:connector draw:style-name="gr6" draw:text-style-name="P6" draw:layer="layout" svg:x1="12.076cm" svg:y1="50.384cm" svg:x2="15.478cm" svg:y2="50.39cm" draw:start-shape="id27" draw:start-glue-point="7" draw:end-shape="id34" draw:end-glue-point="5" svg:d="M12076 50384h1701v6h1701">
          <text:p text:style-name="P4"><text:span text:style-name="T3">yes</text:span></text:p>
          <text:p text:style-name="P4"><text:span text:style-name="T3"/></text:p>
        </draw:connector>
        <draw:connector draw:style-name="gr4" draw:text-style-name="P4" draw:layer="layout" draw:line-skew="6.864cm" svg:x1="21.828cm" svg:y1="39.989cm" svg:x2="10.479cm" svg:y2="66.977cm" draw:start-shape="id32" draw:start-glue-point="7" draw:end-shape="id31" draw:end-glue-point="10" svg:d="M21828 39989h7366v26988h-18715">
          <text:p/>
        </draw:connector>
        <draw:connector draw:style-name="gr4" draw:text-style-name="P4" draw:layer="layout" draw:line-skew="6.864cm" svg:x1="21.828cm" svg:y1="45.132cm" svg:x2="10.479cm" svg:y2="66.977cm" draw:start-shape="id33" draw:start-glue-point="7" draw:end-shape="id31" draw:end-glue-point="10" svg:d="M21828 45132h7366v21845h-18715">
          <text:p/>
        </draw:connector>
        <draw:connector draw:style-name="gr4" draw:text-style-name="P4" draw:layer="layout" draw:line-skew="6.864cm" svg:x1="21.828cm" svg:y1="50.39cm" svg:x2="10.479cm" svg:y2="66.977cm" draw:start-shape="id34" draw:start-glue-point="7" draw:end-shape="id31" draw:end-glue-point="10" svg:d="M21828 50390h7366v16587h-18715">
          <text:p/>
        </draw:connector>
        <draw:custom-shape draw:style-name="gr3" draw:text-style-name="P6" xml:id="id37" draw:id="id37" draw:layer="layout" svg:width="3.302cm" svg:height="0.889cm" svg:x="18.942cm" svg:y="54.494cm">
          <text:p text:style-name="P6"><text:span text:style-name="T3">R::changeMode</text:span></text:p>
          <text:p text:style-name="P6"><text:span text:style-name="T3">(MODE_REA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4.572cm" svg:height="0.889cm" svg:x="13.446cm" svg:y="62.468cm">
          <text:p text:style-name="P4"><text:span text:style-name="T3">TO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39" draw:id="id39" draw:layer="layout" svg:width="4.572cm" svg:height="0.889cm" svg:x="14.046cm" svg:y="58.531cm">
          <text:p text:style-name="P4"><text:span text:style-name="T3">R::deleteLog(log_index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33" draw:id="id33" draw:layer="layout" svg:width="6.35cm" svg:height="0.889cm" svg:x="15.478cm" svg:y="44.688cm">
          <text:p text:style-name="P6"><text:span text:style-name="T3">R::changeMode(MODE_REA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13" draw:id="id13" draw:layer="layout" svg:width="5.588cm" svg:height="0.889cm" svg:x="11.922cm" svg:y="32.858cm">
          <text:p text:style-name="P4"><text:span text:style-name="T3">R::updateBLEBatteryLevel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svg:x1="14.716cm" svg:y1="32.177cm" svg:x2="14.716cm" svg:y2="32.858cm" draw:start-shape="id12" draw:start-glue-point="6" draw:end-shape="id13" draw:end-glue-point="4" svg:d="M14716 32177v681">
          <text:p/>
        </draw:connector>
        <draw:custom-shape draw:style-name="gr3" draw:text-style-name="P3" xml:id="id35" draw:id="id35" draw:layer="layout" svg:width="1.759cm" svg:height="0.508cm" svg:x="26.165cm" svg:y="15.478cm">
          <text:p text:style-name="P4"><text:span text:style-name="T2">R::ini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draw:line-skew="-0.893cm" svg:x1="11.008cm" svg:y1="13.192cm" svg:x2="27.045cm" svg:y2="15.478cm" draw:end-shape="id35" draw:end-glue-point="4" svg:d="M11008 13192h16037v2286">
          <text:p text:style-name="P7"><text:span text:style-name="T3">INIT</text:span><text:span text:style-name="T3"><text:line-break/></text:span><text:span text:style-name="T3">(error)</text:span></text:p>
        </draw:connector>
        <draw:connector draw:style-name="gr4" draw:text-style-name="P4" draw:layer="layout" svg:x1="27.045cm" svg:y1="15.986cm" svg:x2="10.344cm" svg:y2="35.163cm" draw:start-shape="id35" draw:start-glue-point="6" draw:end-shape="id14" draw:end-glue-point="10" svg:d="M27045 15986v19177h-16701">
          <text:p/>
        </draw:connector>
        <draw:custom-shape draw:style-name="gr3" draw:text-style-name="P6" xml:id="id34" draw:id="id34" draw:layer="layout" svg:width="6.35cm" svg:height="0.735cm" svg:x="15.478cm" svg:y="50.022cm">
          <text:p text:style-name="P6"><text:span text:style-name="T3">R::changeMode(MODE_RECOR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36" draw:id="id36" draw:layer="layout" svg:width="3.429cm" svg:height="2.54cm" svg:x="13.827cm" svg:y="53.705cm">
          <text:p text:style-name="P6"><text:span text:style-name="T3">MODE == </text:span></text:p>
          <text:p text:style-name="P6"><text:span text:style-name="T3">MODE_REA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6" draw:layer="layout" svg:x1="12.103cm" svg:y1="54.975cm" svg:x2="13.827cm" svg:y2="54.975cm" draw:start-shape="id28" draw:start-glue-point="7" draw:end-shape="id36" draw:end-glue-point="5" svg:d="M12103 54975h1724">
          <text:p text:style-name="P4"><text:span text:style-name="T3">yes</text:span></text:p>
          <text:p text:style-name="P4"><text:span text:style-name="T3"/></text:p>
        </draw:connector>
        <draw:custom-shape draw:style-name="gr3" draw:text-style-name="P6" xml:id="id38" draw:id="id38" draw:layer="layout" svg:width="5.334cm" svg:height="0.889cm" svg:x="23.352cm" svg:y="54.494cm">
          <text:p text:style-name="P6"><text:span text:style-name="T3">R::openLogForRead(log_index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17.256cm" svg:y1="54.975cm" svg:x2="18.942cm" svg:y2="54.938cm" draw:start-shape="id36" draw:start-glue-point="7" draw:end-shape="id37" draw:end-glue-point="5" svg:d="M17256 54975h843v-37h843">
          <text:p text:style-name="P4"><text:span text:style-name="T3">yes</text:span></text:p>
          <text:p text:style-name="P4"><text:span text:style-name="T3"/></text:p>
        </draw:connector>
        <draw:connector draw:style-name="gr4" draw:text-style-name="P4" draw:layer="layout" svg:x1="28.686cm" svg:y1="54.938cm" svg:x2="10.479cm" svg:y2="66.977cm" draw:start-shape="id38" draw:start-glue-point="7" draw:end-shape="id31" draw:end-glue-point="10" svg:d="M28686 54938h502v12039h-18709">
          <text:p/>
        </draw:connector>
        <draw:connector draw:style-name="gr6" draw:text-style-name="P6" draw:layer="layout" svg:x1="22.244cm" svg:y1="54.938cm" svg:x2="23.352cm" svg:y2="54.938cm" draw:start-shape="id37" draw:start-glue-point="7" draw:end-shape="id38" draw:end-glue-point="5" svg:d="M22244 54938h1108">
          <text:p/>
        </draw:connector>
        <draw:connector draw:style-name="gr6" draw:text-style-name="P9" draw:layer="layout" draw:line-skew="0cm 2.286cm" svg:x1="15.542cm" svg:y1="56.245cm" svg:x2="23.352cm" svg:y2="54.938cm" draw:start-shape="id36" draw:start-glue-point="6" draw:end-shape="id38" draw:end-glue-point="5" svg:d="M15542 56245v502h7048v-1809h762">
          <text:p text:style-name="P1"><text:span text:style-name="T3"><text:s text:c="8"/></text:span><text:span text:style-name="T3">no</text:span></text:p>
        </draw:connector>
        <draw:connector draw:style-name="gr6" draw:text-style-name="P6" draw:layer="layout" svg:x1="12.103cm" svg:y1="58.912cm" svg:x2="14.046cm" svg:y2="58.975cm" draw:start-shape="id29" draw:start-glue-point="7" draw:end-shape="id39" draw:end-glue-point="5" svg:d="M12103 58912h972v63h971">
          <text:p text:style-name="P4"><text:span text:style-name="T3">yes</text:span></text:p>
          <text:p text:style-name="P4"><text:span text:style-name="T3"/></text:p>
        </draw:connector>
        <draw:connector draw:style-name="gr4" draw:text-style-name="P4" draw:layer="layout" draw:line-skew="10.074cm" svg:x1="18.618cm" svg:y1="58.975cm" svg:x2="10.479cm" svg:y2="66.977cm" draw:start-shape="id39" draw:start-glue-point="7" draw:end-shape="id31" draw:end-glue-point="10" svg:d="M18618 58975h10576v8002h-187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83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il Jacklin</meta:initial-creator>
    <meta:creation-date>2020-08-08T22:27:55</meta:creation-date>
    <dc:date>2020-08-15T21:07:22</dc:date>
    <dc:creator>Neil Jacklin</dc:creator>
    <meta:editing-duration>PT7H41S</meta:editing-duration>
    <meta:editing-cycles>26</meta:editing-cycles>
    <meta:generator>OpenOffice/4.1.3$Unix OpenOffice.org_project/413m1$Build-9783</meta:generator>
    <meta:document-statistic meta:object-count="96"/>
  </office:meta>
</office:document-meta>
</file>